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5" style:family="table">
      <style:table-properties style:width="17.595cm" fo:margin-left="0cm" table:align="left"/>
    </style:style>
    <style:style style:name="表格5.A" style:family="table-column">
      <style:table-column-properties style:column-width="3.598cm"/>
    </style:style>
    <style:style style:name="表格5.B" style:family="table-column">
      <style:table-column-properties style:column-width="13.996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6.355cm" table:align="left"/>
    </style:style>
    <style:style style:name="表格1.A" style:family="table-column">
      <style:table-column-properties style:column-width="2.348cm"/>
    </style:style>
    <style:style style:name="表格1.B" style:family="table-column">
      <style:table-column-properties style:column-width="2.321cm"/>
    </style:style>
    <style:style style:name="表格1.G" style:family="table-column">
      <style:table-column-properties style:column-width="2.401cm"/>
    </style:style>
    <style:style style:name="表格1.A1" style:family="table-cell">
      <style:table-cell-properties style:vertical-align="middle" fo:padding="0.049cm" fo:border="1pt solid #a7a7a7"/>
    </style:style>
    <style:style style:name="表格1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1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1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" style:family="table">
      <style:table-properties style:width="16.355cm" table:align="left"/>
    </style:style>
    <style:style style:name="表格2.A" style:family="table-column">
      <style:table-column-properties style:column-width="2.348cm"/>
    </style:style>
    <style:style style:name="表格2.B" style:family="table-column">
      <style:table-column-properties style:column-width="2.321cm"/>
    </style:style>
    <style:style style:name="表格2.G" style:family="table-column">
      <style:table-column-properties style:column-width="2.401cm"/>
    </style:style>
    <style:style style:name="表格2.A1" style:family="table-cell">
      <style:table-cell-properties style:vertical-align="middle" fo:padding="0.049cm" fo:border="1pt solid #a7a7a7"/>
    </style:style>
    <style:style style:name="表格2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2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2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3" style:family="table">
      <style:table-properties style:width="16.355cm" table:align="left"/>
    </style:style>
    <style:style style:name="表格3.A" style:family="table-column">
      <style:table-column-properties style:column-width="2.348cm"/>
    </style:style>
    <style:style style:name="表格3.B" style:family="table-column">
      <style:table-column-properties style:column-width="2.321cm"/>
    </style:style>
    <style:style style:name="表格3.G" style:family="table-column">
      <style:table-column-properties style:column-width="2.401cm"/>
    </style:style>
    <style:style style:name="表格3.A1" style:family="table-cell">
      <style:table-cell-properties style:vertical-align="middle" fo:padding="0.049cm" fo:border="1pt solid #a7a7a7"/>
    </style:style>
    <style:style style:name="表格3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3.2" style:family="table-row">
      <style:table-row-properties style:min-row-height="0.838cm"/>
    </style:style>
    <style:style style:name="表格3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3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3.3" style:family="table-row">
      <style:table-row-properties style:min-row-height="1.831cm"/>
    </style:style>
    <style:style style:name="表格3.4" style:family="table-row">
      <style:table-row-properties style:min-row-height="0.503cm"/>
    </style:style>
    <style:style style:name="表格4" style:family="table">
      <style:table-properties style:width="15.649cm" table:align="left"/>
    </style:style>
    <style:style style:name="表格4.A" style:family="table-column">
      <style:table-column-properties style:column-width="3.201cm"/>
    </style:style>
    <style:style style:name="表格4.B" style:family="table-column">
      <style:table-column-properties style:column-width="12.448cm"/>
    </style:style>
    <style:style style:name="表格4.A1" style:family="table-cell">
      <style:table-cell-properties style:vertical-align="middle" fo:padding="0.049cm" fo:border="1pt solid #a7a7a7"/>
    </style:style>
    <style:style style:name="表格4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4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4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P1" style:family="paragraph" style:parent-style-name="Text_20_body">
      <style:paragraph-properties fo:text-align="start" style:justify-single-word="false"/>
      <style:text-properties style:font-size-asian="10.5pt"/>
    </style:style>
    <style:style style:name="P2" style:family="paragraph" style:parent-style-name="Text_20_body">
      <style:paragraph-properties fo:text-align="start" style:justify-single-word="false"/>
      <style:text-properties officeooo:rsid="00118562" officeooo:paragraph-rsid="0012f08f" style:font-size-asian="10.5pt"/>
    </style:style>
    <style:style style:name="P3" style:family="paragraph" style:parent-style-name="Text_20_body">
      <style:paragraph-properties fo:text-align="start" style:justify-single-word="false"/>
      <style:text-properties officeooo:rsid="0018a85d" officeooo:paragraph-rsid="0018a85d" style:font-size-asian="10.5pt"/>
    </style:style>
    <style:style style:name="P4" style:family="paragraph" style:parent-style-name="Text_20_body">
      <style:paragraph-properties fo:text-align="start" style:justify-single-word="false"/>
      <style:text-properties style:font-size-asian="21pt" style:font-weight-asian="bold"/>
    </style:style>
    <style:style style:name="P5" style:family="paragraph" style:parent-style-name="Text_20_body">
      <style:paragraph-properties fo:text-align="start" style:justify-single-word="false"/>
      <style:text-properties officeooo:paragraph-rsid="000e8a87" style:font-size-asian="21pt" style:font-weight-asian="bold"/>
    </style:style>
    <style:style style:name="P6" style:family="paragraph" style:parent-style-name="Text_20_body">
      <style:text-properties style:font-name-asian="Microsoft YaHei" style:font-size-asian="21pt" style:font-weight-asian="bold"/>
    </style:style>
    <style:style style:name="P7" style:family="paragraph" style:parent-style-name="Text_20_body">
      <style:paragraph-properties fo:text-align="start" style:justify-single-word="false"/>
      <style:text-properties style:font-name-asian="Microsoft YaHei" style:font-size-asian="21pt" style:font-weight-asian="bold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0e8a87"/>
    </style:style>
    <style:style style:name="P10" style:family="paragraph" style:parent-style-name="Text_20_body">
      <style:paragraph-properties fo:text-align="start" style:justify-single-word="false"/>
      <style:text-properties officeooo:paragraph-rsid="0012f08f"/>
    </style:style>
    <style:style style:name="P11" style:family="paragraph" style:parent-style-name="Text_20_body">
      <style:paragraph-properties fo:text-align="start" style:justify-single-word="false"/>
      <style:text-properties officeooo:paragraph-rsid="00196980"/>
    </style:style>
    <style:style style:name="P12" style:family="paragraph" style:parent-style-name="Text_20_body">
      <style:paragraph-properties fo:text-align="start" style:justify-single-word="false"/>
      <style:text-properties officeooo:paragraph-rsid="001d5034"/>
    </style:style>
    <style:style style:name="P13" style:family="paragraph" style:parent-style-name="Text_20_body">
      <style:paragraph-properties fo:text-align="start" style:justify-single-word="false"/>
      <style:text-properties style:font-size-asian="12pt" style:font-weight-asian="bold"/>
    </style:style>
    <style:style style:name="P14" style:family="paragraph" style:parent-style-name="Text_20_body">
      <style:paragraph-properties fo:text-align="start" style:justify-single-word="false"/>
      <style:text-properties fo:font-size="12pt" style:font-size-asian="12pt" style:font-weight-asian="bold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0.5pt" officeooo:rsid="0012f08f" officeooo:paragraph-rsid="0012f08f" style:font-size-asian="10.5pt"/>
    </style:style>
    <style:style style:name="P17" style:family="paragraph" style:parent-style-name="Text_20_body">
      <style:paragraph-properties fo:text-align="start" style:justify-single-word="false"/>
      <style:text-properties fo:font-size="10.5pt" officeooo:rsid="0012f08f" officeooo:paragraph-rsid="00157d2d" style:font-size-asian="10.5pt"/>
    </style:style>
    <style:style style:name="P18" style:family="paragraph" style:parent-style-name="Text_20_body">
      <style:paragraph-properties fo:text-align="start" style:justify-single-word="false"/>
      <style:text-properties fo:font-size="10.5pt" officeooo:rsid="0012f08f" officeooo:paragraph-rsid="00159355" style:font-size-asian="10.5pt"/>
    </style:style>
    <style:style style:name="P19" style:family="paragraph" style:parent-style-name="Text_20_body">
      <style:paragraph-properties fo:text-align="start" style:justify-single-word="false"/>
      <style:text-properties fo:font-size="10.5pt" officeooo:rsid="0012f08f" officeooo:paragraph-rsid="001d5034" style:font-size-asian="10.5pt"/>
    </style:style>
    <style:style style:name="P20" style:family="paragraph" style:parent-style-name="Text_20_body">
      <style:paragraph-properties fo:text-align="start" style:justify-single-word="false"/>
      <style:text-properties fo:font-size="10.5pt" officeooo:rsid="00233f8f" officeooo:paragraph-rsid="00157d2d" style:font-size-asian="10.5pt"/>
    </style:style>
    <style:style style:name="P21" style:family="paragraph" style:parent-style-name="Text_20_body">
      <style:paragraph-properties fo:text-align="start" style:justify-single-word="false"/>
      <style:text-properties fo:font-size="10.5pt" officeooo:rsid="0018db4d" officeooo:paragraph-rsid="00157d2d" style:font-size-asian="10.5pt"/>
    </style:style>
    <style:style style:name="P22" style:family="paragraph" style:parent-style-name="Text_20_body">
      <style:paragraph-properties fo:text-align="start" style:justify-single-word="false"/>
      <style:text-properties fo:font-size="10.5pt" officeooo:rsid="0018db4d" officeooo:paragraph-rsid="001d5034" style:font-size-asian="10.5pt"/>
    </style:style>
    <style:style style:name="P23" style:family="paragraph" style:parent-style-name="Text_20_body">
      <style:paragraph-properties fo:text-align="start" style:justify-single-word="false"/>
      <style:text-properties fo:font-size="10.5pt" officeooo:rsid="00158c58" officeooo:paragraph-rsid="00158c58" style:font-size-asian="10.5pt"/>
    </style:style>
    <style:style style:name="P24" style:family="paragraph" style:parent-style-name="Text_20_body">
      <style:paragraph-properties fo:text-align="start" style:justify-single-word="false"/>
      <style:text-properties fo:font-size="10.5pt" officeooo:rsid="000b6d0c" officeooo:paragraph-rsid="0013e95d" style:font-size-asian="10.5pt"/>
    </style:style>
    <style:style style:name="P25" style:family="paragraph" style:parent-style-name="Text_20_body">
      <style:paragraph-properties fo:text-align="start" style:justify-single-word="false"/>
      <style:text-properties fo:font-size="10.5pt" officeooo:rsid="00157d2d" officeooo:paragraph-rsid="00157d2d" style:font-size-asian="10.5pt"/>
    </style:style>
    <style:style style:name="P26" style:family="paragraph" style:parent-style-name="Text_20_body">
      <style:paragraph-properties fo:text-align="start" style:justify-single-word="false"/>
      <style:text-properties fo:font-size="10.5pt" officeooo:rsid="00157d2d" officeooo:paragraph-rsid="001c14b4" style:font-size-asian="10.5pt"/>
    </style:style>
    <style:style style:name="P27" style:family="paragraph" style:parent-style-name="Text_20_body">
      <style:paragraph-properties fo:text-align="start" style:justify-single-word="false"/>
      <style:text-properties fo:font-size="10.5pt" officeooo:rsid="00135c1a" officeooo:paragraph-rsid="001c14b4" style:font-size-asian="10.5pt"/>
    </style:style>
    <style:style style:name="P28" style:family="paragraph" style:parent-style-name="Text_20_body">
      <style:paragraph-properties fo:text-align="start" style:justify-single-word="false"/>
      <style:text-properties fo:font-size="10.5pt" officeooo:rsid="001d5034" officeooo:paragraph-rsid="001d5034" style:font-size-asian="10.5pt"/>
    </style:style>
    <style:style style:name="P29" style:family="paragraph" style:parent-style-name="Text_20_body">
      <style:paragraph-properties fo:text-align="start" style:justify-single-word="false"/>
      <style:text-properties officeooo:rsid="0012f08f" officeooo:paragraph-rsid="00135c1a"/>
    </style:style>
    <style:style style:name="P30" style:family="paragraph" style:parent-style-name="Text_20_body">
      <style:paragraph-properties fo:text-align="start" style:justify-single-word="false"/>
      <style:text-properties officeooo:rsid="0012f08f" officeooo:paragraph-rsid="0013e95d"/>
    </style:style>
    <style:style style:name="P31" style:family="paragraph" style:parent-style-name="Text_20_body">
      <style:paragraph-properties fo:text-align="start" style:justify-single-word="false"/>
      <style:text-properties officeooo:rsid="0012f08f" officeooo:paragraph-rsid="0013fef0"/>
    </style:style>
    <style:style style:name="P32" style:family="paragraph" style:parent-style-name="Text_20_body">
      <style:paragraph-properties fo:text-align="start" style:justify-single-word="false"/>
      <style:text-properties officeooo:rsid="0012f08f" officeooo:paragraph-rsid="001c14b4"/>
    </style:style>
    <style:style style:name="P33" style:family="paragraph" style:parent-style-name="Text_20_body">
      <style:paragraph-properties fo:text-align="start" style:justify-single-word="false"/>
      <style:text-properties officeooo:rsid="0012f08f" officeooo:paragraph-rsid="001d5034"/>
    </style:style>
    <style:style style:name="P34" style:family="paragraph" style:parent-style-name="Text_20_body">
      <style:paragraph-properties fo:text-align="start" style:justify-single-word="false"/>
      <style:text-properties officeooo:rsid="0016a21a" officeooo:paragraph-rsid="0015a713"/>
    </style:style>
    <style:style style:name="P35" style:family="paragraph" style:parent-style-name="Text_20_body">
      <style:text-properties officeooo:rsid="0015d9cd" officeooo:paragraph-rsid="0015a713"/>
    </style:style>
    <style:style style:name="P36" style:family="paragraph" style:parent-style-name="Text_20_body">
      <style:text-properties fo:font-size="14pt" fo:font-weight="bold" officeooo:rsid="0012a5e3" officeooo:paragraph-rsid="0015a713" style:font-size-asian="14pt" style:font-weight-asian="bold" style:font-size-complex="14pt" style:font-weight-complex="bold"/>
    </style:style>
    <style:style style:name="P37" style:family="paragraph" style:parent-style-name="Text_20_body">
      <style:text-properties officeooo:rsid="0012a5e3" officeooo:paragraph-rsid="001fc45e"/>
    </style:style>
    <style:style style:name="P38" style:family="paragraph" style:parent-style-name="Text_20_body" style:master-page-name="">
      <loext:graphic-properties draw:fill="none"/>
      <style:paragraph-properties fo:margin-left="-0.7cm" fo:margin-right="-0.801cm" fo:margin-top="0cm" fo:margin-bottom="0.247cm" loext:contextual-spacing="false" fo:line-height="120%" fo:text-indent="0cm" style:auto-text-indent="false" style:page-number="auto" fo:background-color="transparent"/>
    </style:style>
    <style:style style:name="P3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-asian="Microsoft YaHei" style:font-size-asian="10.5pt" style:font-style-asian="normal" style:font-weight-asian="normal"/>
    </style:style>
    <style:style style:name="P4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10aa69" style:font-name-asian="Microsoft YaHei" style:font-size-asian="10.5pt" style:font-style-asian="normal" style:font-weight-asian="normal"/>
    </style:style>
    <style:style style:name="P4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118562" style:font-name-asian="Microsoft YaHei" style:font-size-asian="10.5pt" style:font-style-asian="normal" style:font-weight-asian="normal"/>
    </style:style>
    <style:style style:name="P4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/>
    </style:style>
    <style:style style:name="P4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/>
    </style:style>
    <style:style style:name="P4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-asian="Tahoma" style:font-size-asian="10.5pt" style:font-style-asian="normal" style:font-weight-asian="normal"/>
    </style:style>
    <style:style style:name="P4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Tahoma" fo:font-size="10.5pt" fo:font-style="normal" fo:font-weight="normal"/>
    </style:style>
    <style:style style:name="P4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93939" style:font-name-asian="Calibri" style:font-size-asian="10.5pt"/>
    </style:style>
    <style:style style:name="P47" style:family="paragraph" style:parent-style-name="Table_20_Contents">
      <style:paragraph-properties fo:text-align="start" style:justify-single-word="false"/>
      <style:text-properties fo:font-size="18pt" officeooo:rsid="000fcb0b" officeooo:paragraph-rsid="000fcb0b" style:font-size-asian="18pt" style:font-size-complex="18pt"/>
    </style:style>
    <style:style style:name="P48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49" style:family="paragraph" style:parent-style-name="Table_20_Contents">
      <style:paragraph-properties fo:text-align="start" style:justify-single-word="false"/>
      <style:text-properties fo:font-size="10.5pt" officeooo:rsid="000fcb0b" style:font-name-asian="华文黑体1" style:font-size-asian="10.5pt" style:font-size-complex="10.5pt"/>
    </style:style>
    <style:style style:name="P50" style:family="paragraph" style:parent-style-name="Table_20_Contents">
      <style:paragraph-properties fo:text-align="start" style:justify-single-word="false"/>
      <style:text-properties fo:font-size="10.5pt" style:font-name-asian="华文黑体1" style:font-size-asian="10.5pt" style:font-size-complex="10.5pt"/>
    </style:style>
    <style:style style:name="P51" style:family="paragraph" style:parent-style-name="Table_20_Contents">
      <style:paragraph-properties fo:text-align="start" style:justify-single-word="false"/>
      <style:text-properties fo:font-size="10.5pt" officeooo:rsid="0010aa69" officeooo:paragraph-rsid="0010aa69" style:font-name-asian="华文黑体1" style:font-size-asian="10.5pt" style:font-size-complex="10.5pt"/>
    </style:style>
    <style:style style:name="P52" style:family="paragraph" style:parent-style-name="Text_20_body">
      <style:text-properties officeooo:rsid="0015d9cd" officeooo:paragraph-rsid="001fc45e"/>
    </style:style>
    <style:style style:name="P53" style:family="paragraph" style:parent-style-name="Text_20_body">
      <style:text-properties officeooo:rsid="00225874" officeooo:paragraph-rsid="001fc45e"/>
    </style:style>
    <style:style style:name="P54" style:family="paragraph" style:parent-style-name="Text_20_body">
      <style:text-properties officeooo:rsid="001fc45e" officeooo:paragraph-rsid="001fc45e"/>
    </style:style>
    <style:style style:name="P55" style:family="paragraph" style:parent-style-name="Text_20_body">
      <style:paragraph-properties fo:text-align="start" style:justify-single-word="false"/>
      <style:text-properties officeooo:rsid="00223db7" officeooo:paragraph-rsid="0015a713" style:font-size-asian="10.5pt"/>
    </style:style>
    <style:style style:name="P56" style:family="paragraph" style:parent-style-name="Text_20_body">
      <style:paragraph-properties fo:text-align="start" style:justify-single-word="false"/>
      <style:text-properties style:font-size-asian="10.5pt"/>
    </style:style>
    <style:style style:name="P57" style:family="paragraph" style:parent-style-name="Text_20_body">
      <style:paragraph-properties fo:text-align="start" style:justify-single-word="false"/>
      <style:text-properties fo:color="#800000" fo:font-size="10.5pt" officeooo:rsid="00158c58" officeooo:paragraph-rsid="00158c58" style:font-size-asian="10.5pt"/>
    </style:style>
    <style:style style:name="P58" style:family="paragraph" style:parent-style-name="Text_20_body">
      <style:paragraph-properties fo:text-align="start" style:justify-single-word="false"/>
      <style:text-properties fo:color="#800000" fo:font-size="10.5pt" officeooo:rsid="001fc45e" officeooo:paragraph-rsid="00158c58" style:font-size-asian="10.5pt"/>
    </style:style>
    <style:style style:name="T1" style:family="text">
      <style:text-properties fo:font-size="10.5pt"/>
    </style:style>
    <style:style style:name="T2" style:family="text">
      <style:text-properties fo:font-size="10.5pt" fo:font-weight="bold"/>
    </style:style>
    <style:style style:name="T3" style:family="text">
      <style:text-properties fo:font-size="10.5pt" fo:font-weight="bold" style:font-size-asian="10.5pt"/>
    </style:style>
    <style:style style:name="T4" style:family="text">
      <style:text-properties fo:font-size="10.5pt" fo:font-weight="bold" officeooo:rsid="0017649a" style:font-size-asian="10.5pt"/>
    </style:style>
    <style:style style:name="T5" style:family="text">
      <style:text-properties fo:font-size="10.5pt" fo:font-weight="bold" officeooo:rsid="00196980" style:font-size-asian="10.5pt"/>
    </style:style>
    <style:style style:name="T6" style:family="text">
      <style:text-properties fo:font-size="10.5pt" fo:font-weight="bold" officeooo:rsid="001ab18b" style:font-size-asian="10.5pt"/>
    </style:style>
    <style:style style:name="T7" style:family="text">
      <style:text-properties fo:font-size="10.5pt" officeooo:rsid="000e8a87"/>
    </style:style>
    <style:style style:name="T8" style:family="text">
      <style:text-properties fo:font-size="10.5pt" officeooo:rsid="000fba5f"/>
    </style:style>
    <style:style style:name="T9" style:family="text">
      <style:text-properties fo:font-size="10.5pt" officeooo:rsid="0012f08f"/>
    </style:style>
    <style:style style:name="T10" style:family="text">
      <style:text-properties fo:font-size="10.5pt" style:font-size-asian="10.5pt"/>
    </style:style>
    <style:style style:name="T11" style:family="text">
      <style:text-properties fo:font-size="10.5pt" officeooo:rsid="0012f08f" style:font-size-asian="10.5pt"/>
    </style:style>
    <style:style style:name="T12" style:family="text">
      <style:text-properties fo:font-size="10.5pt" officeooo:rsid="000b6d0c" style:font-size-asian="10.5pt"/>
    </style:style>
    <style:style style:name="T13" style:family="text">
      <style:text-properties fo:font-size="10.5pt" officeooo:rsid="00135c1a" style:font-size-asian="10.5pt"/>
    </style:style>
    <style:style style:name="T14" style:family="text">
      <style:text-properties fo:font-size="10.5pt" officeooo:rsid="0013e95d" style:font-size-asian="10.5pt"/>
    </style:style>
    <style:style style:name="T15" style:family="text">
      <style:text-properties fo:font-size="10.5pt" officeooo:rsid="0013fef0" style:font-size-asian="10.5pt"/>
    </style:style>
    <style:style style:name="T16" style:family="text">
      <style:text-properties fo:font-size="10.5pt" officeooo:rsid="0018a85d" style:font-size-asian="10.5pt"/>
    </style:style>
    <style:style style:name="T17" style:family="text">
      <style:text-properties fo:font-size="10.5pt" officeooo:rsid="00196980" style:font-size-asian="10.5pt"/>
    </style:style>
    <style:style style:name="T18" style:family="text">
      <style:text-properties fo:font-size="10.5pt" officeooo:rsid="001c14b4" style:font-size-asian="10.5pt"/>
    </style:style>
    <style:style style:name="T19" style:family="text">
      <style:text-properties fo:font-size="10.5pt" officeooo:rsid="0018db4d" style:font-size-asian="10.5pt"/>
    </style:style>
    <style:style style:name="T20" style:family="text">
      <style:text-properties fo:font-size="10.5pt" officeooo:rsid="001e3035" style:font-size-asian="10.5pt"/>
    </style:style>
    <style:style style:name="T21" style:family="text">
      <style:text-properties fo:font-size="10.5pt" officeooo:rsid="002342b2" style:font-size-asian="10.5pt"/>
    </style:style>
    <style:style style:name="T22" style:family="text">
      <style:text-properties style:font-size-asian="10.5pt"/>
    </style:style>
    <style:style style:name="T23" style:family="text">
      <style:text-properties officeooo:rsid="000e9738" style:font-size-asian="10.5pt"/>
    </style:style>
    <style:style style:name="T24" style:family="text">
      <style:text-properties officeooo:rsid="0008f8d4" style:font-size-asian="10.5pt"/>
    </style:style>
    <style:style style:name="T25" style:family="text">
      <style:text-properties officeooo:rsid="00175f41" style:font-size-asian="10.5pt"/>
    </style:style>
    <style:style style:name="T26" style:family="text">
      <style:text-properties officeooo:rsid="001d5034" style:font-size-asian="10.5pt"/>
    </style:style>
    <style:style style:name="T27" style:family="text">
      <style:text-properties officeooo:rsid="001fc45e" style:font-size-asian="10.5pt"/>
    </style:style>
    <style:style style:name="T28" style:family="text">
      <style:text-properties officeooo:rsid="00223db7" style:font-size-asian="10.5pt"/>
    </style:style>
    <style:style style:name="T29" style:family="text">
      <style:text-properties officeooo:rsid="00225874" style:font-size-asian="10.5pt"/>
    </style:style>
    <style:style style:name="T30" style:family="text">
      <style:text-properties officeooo:rsid="002342b2" style:font-size-asian="10.5pt"/>
    </style:style>
    <style:style style:name="T31" style:family="text">
      <style:text-properties style:font-name="Microsoft YaHei" fo:font-size="10.5pt" fo:font-style="normal" fo:font-weight="normal"/>
    </style:style>
    <style:style style:name="T32" style:family="text">
      <style:text-properties style:font-name-asian="Microsoft YaHei" style:font-size-asian="10.5pt" style:font-style-asian="normal" style:font-weight-asian="normal"/>
    </style:style>
    <style:style style:name="T33" style:family="text">
      <style:text-properties officeooo:rsid="000fba5f"/>
    </style:style>
    <style:style style:name="T34" style:family="text">
      <style:text-properties officeooo:rsid="000fcb0b"/>
    </style:style>
    <style:style style:name="T35" style:family="text">
      <style:text-properties officeooo:rsid="0010aa69"/>
    </style:style>
    <style:style style:name="T36" style:family="text">
      <style:text-properties officeooo:rsid="0012f08f"/>
    </style:style>
    <style:style style:name="T37" style:family="text">
      <style:text-properties officeooo:rsid="00157d2d"/>
    </style:style>
    <style:style style:name="T38" style:family="text">
      <style:text-properties officeooo:rsid="00233f8f"/>
    </style:style>
    <style:style style:name="T39" style:family="text">
      <style:text-properties fo:color="#800000"/>
    </style:style>
    <style:style style:name="T40" style:family="text">
      <style:text-properties fo:color="#800000" officeooo:rsid="00250318"/>
    </style:style>
    <style:style style:name="T41" style:family="text">
      <style:text-properties fo:color="#800000" officeooo:rsid="00234777"/>
    </style:style>
    <style:style style:name="T42" style:family="text">
      <style:text-properties fo:color="#800000" officeooo:rsid="001e3035"/>
    </style:style>
    <style:style style:name="T43" style:family="text">
      <style:text-properties officeooo:rsid="00250318"/>
    </style:style>
    <style:style style:name="T44" style:family="text">
      <style:text-properties officeooo:rsid="00234777"/>
    </style:style>
    <style:style style:name="T45" style:family="text">
      <style:text-properties officeooo:rsid="00159355"/>
    </style:style>
    <style:style style:name="T46" style:family="text">
      <style:text-properties officeooo:rsid="0015d9cd"/>
    </style:style>
    <style:style style:name="T47" style:family="text">
      <style:text-properties fo:color="#ce181e" fo:font-size="10.5pt" fo:font-weight="bold" style:font-size-asian="10.5pt"/>
    </style:style>
    <style:style style:name="T48" style:family="text">
      <style:text-properties fo:color="#ce181e" fo:font-size="10.5pt" fo:font-weight="bold" officeooo:rsid="001ab18b" style:font-size-asian="10.5pt"/>
    </style:style>
    <style:style style:name="T49" style:family="text">
      <style:text-properties officeooo:rsid="001ab18b"/>
    </style:style>
    <style:style style:name="T50" style:family="text">
      <style:text-properties officeooo:rsid="0013fef0"/>
    </style:style>
    <style:style style:name="T51" style:family="text">
      <style:text-properties officeooo:rsid="0018db4d"/>
    </style:style>
    <style:style style:name="T52" style:family="text">
      <style:text-properties fo:color="#000000" fo:font-size="10.5pt" officeooo:rsid="0018db4d" style:font-size-asian="10.5pt"/>
    </style:style>
    <style:style style:name="T53" style:family="text">
      <style:text-properties officeooo:rsid="001e3035"/>
    </style:style>
    <style:style style:name="T54" style:family="text">
      <style:text-properties officeooo:rsid="001fc45e"/>
    </style:style>
    <style:style style:name="T55" style:family="text">
      <style:text-properties officeooo:rsid="002171d9"/>
    </style:style>
    <style:style style:name="T56" style:family="text">
      <style:text-properties officeooo:rsid="00223db7"/>
    </style:style>
    <style:style style:name="T57" style:family="text">
      <style:text-properties officeooo:rsid="00225874"/>
    </style:style>
    <style:style style:name="T58" style:family="text">
      <style:text-properties officeooo:rsid="002342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愿景文档</text:p>
      <text:p text:style-name="P6"/>
      <text:p text:style-name="P6"><office:annotation><dc:date>2017-12-02T16:21:26.76525767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7-12-02T16:21:26.81794510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7-12-02T16:21:26.818168434</dc:date><text:p>&lt;!--StartFragment--&gt;</text:p></office:annotation>一、介绍</text:p>
      <text:p text:style-name="P8"><text:span text:style-name="T1">1</text:span><text:span text:style-name="T22">、愿景文档的目的</text:span></text:p>
      <text:p text:style-name="P1">获取用户的需要、系统的特性以及项目的其他需求。以一种简洁、抽象、可读和可管理的方式从所有重要的角度表述了产品的方方面面。有助于确保所有项目成员朝着同一个目标工作。</text:p>
      <text:p text:style-name="P8"><text:span text:style-name="T1">2</text:span><text:span text:style-name="T22">、产品综述</text:span></text:p>
      <text:p text:style-name="P3">以歌单为核心的组织方式强化用户UGC<text:span text:style-name="T49">(用户原创内容)</text:span>社交属性，以用户为中心的音乐生态圈。</text:p>
      <text:p text:style-name="P8"><text:span text:style-name="T1">3</text:span><text:span text:style-name="T22">、参考</text:span></text:p>
      <text:p text:style-name="P1">涉众分析文档，项目概览文档。</text:p>
      <text:p text:style-name="P7">二、用户描述</text:p>
      <text:p text:style-name="P8"><text:span text:style-name="T1">1</text:span><text:span text:style-name="T22">、产品涉众和产品用户（详细举例）</text:span></text:p>
      <text:p text:style-name="P1">如热爱音乐和潮流，有个性口味和方向的时尚人群;工作压力大，需要更多的消遣和心灵慰藉的IT从业者;希望作品得到发现和传播的独立音乐人;想要扩大知名度，提高收入的唱片公司……</text:p>
      <text:p text:style-name="P8"><text:span text:style-name="T1">2</text:span><text:span text:style-name="T22">、关键涉众和用户需要</text:span></text:p>
      <text:p text:style-name="P8"><text:span text:style-name="T2">· </text:span><text:span text:style-name="T4">找到喜欢的音乐。</text:span></text:p>
      <text:p text:style-name="P8"><text:span text:style-name="T2">· </text:span><text:span text:style-name="T3">基于音乐</text:span><text:span text:style-name="T4">的互动，寻求志同道合小伙伴。</text:span></text:p>
      <text:p text:style-name="P8"><text:span text:style-name="T2">· </text:span><text:span text:style-name="T4">分享音乐。</text:span></text:p>
      <text:p text:style-name="P8"><text:span text:style-name="T2">· </text:span><text:span text:style-name="T22">可以多人共同探讨修改某个文件，并不为一不小心的全选删除又保存而歇斯底里般懊恼。</text:span></text:p>
      <text:p text:style-name="P8"><text:span text:style-name="T1">3</text:span><text:span text:style-name="T22">、用户环境</text:span></text:p>
      <text:p text:style-name="P8"><text:span text:style-name="T1">android</text:span><text:span text:style-name="T22">系统，</text:span><text:span text:style-name="T25">未缓存未下载歌曲和视频的浏览</text:span><text:span text:style-name="T22">需联网。</text:span></text:p>
      <text:p text:style-name="P4">三、产品概述</text:p>
      <text:p text:style-name="P8"><text:span text:style-name="T1">1</text:span><text:span text:style-name="T22">、产品定位陈述</text:span></text:p>
      <text:p text:style-name="Horizontal_20_Line"/>
      <text:p text:style-name="P8"><text:span text:style-name="T1">For <text:s text:c="20"/></text:span><text:span text:style-name="T22">当前拥有账户的客户</text:span></text:p>
      <text:p text:style-name="P8">——————————————————————————————————————</text:p>
      <text:p text:style-name="P8"><text:span text:style-name="T1">Who <text:s text:c="18"/></text:span><text:span text:style-name="T10">热爱音乐</text:span><text:span text:style-name="T16">，对音乐有较高需求</text:span></text:p>
      <text:p text:style-name="P8"><text:span text:style-name="T1">The <text:s text:c="20"/></text:span><text:span text:style-name="T10">氢音乐</text:span><text:span text:style-name="T16">是一个以用户为中心的音乐生态圈</text:span></text:p>
      <text:p text:style-name="P8"><text:soft-page-break/><text:span text:style-name="T1">That <text:s text:c="19"/></text:span><text:span text:style-name="T10">更快的发现喜欢的音乐并分享，提升音乐审美，增强用户之间互动</text:span></text:p>
      <text:p text:style-name="P11"><text:span text:style-name="T1">Ulike <text:s text:c="18"/></text:span><text:span text:style-name="T10">传统</text:span><text:span text:style-name="T17">的</text:span><text:span text:style-name="T10">专辑、歌手的分类组织方方式</text:span></text:p>
      <text:p text:style-name="P8"><text:span text:style-name="T1">Out product <text:s text:c="8"/></text:span><text:span text:style-name="T10">以UGC用户创建的歌单为线索，形成以歌单为核心的组织方式，使歌单、 DJ电台、推荐成 <text:s text:c="40"/>为用户发现音乐的核心线索</text:span></text:p>
      <text:p text:style-name="P8">——————————————————————————————————————</text:p>
      <text:p text:style-name="P8"><text:span text:style-name="T1">2</text:span><text:span text:style-name="T22">、功能总结</text:span></text:p>
      <text:p text:style-name="P8"><text:span text:style-name="T2">· </text:span><text:span text:style-name="T3">发现音乐</text:span><text:span text:style-name="T5">：推荐（热门、个性化、最新推荐），歌单，主播电台，排行榜（官方榜、全球榜、用户榜）。</text:span></text:p>
      <text:p text:style-name="P8"><text:span text:style-name="T2">· </text:span><text:span text:style-name="T3">我的音乐</text:span><text:span text:style-name="T5">：下载音乐</text:span><text:span text:style-name="T6">、最近播放、我的歌手、我的电台、我创建的歌单、我收藏的音乐、歌单导入。</text:span></text:p>
      <text:p text:style-name="P8"><text:span text:style-name="T2">· </text:span><text:span text:style-name="T3">朋友</text:span><text:span text:style-name="T6">：关注（查看、点赞、评论、转发、@互动），附近，添加关注。</text:span></text:p>
      <text:p text:style-name="P8"><text:span text:style-name="T2">· </text:span><text:span text:style-name="T3">帐号</text:span><text:span text:style-name="T6">：所有数据和相关设置的管理。</text:span></text:p>
      <text:p text:style-name="P8"><text:span text:style-name="T2">· </text:span><text:span text:style-name="T47">音乐</text:span><text:span text:style-name="T48">人申请...</text:span></text:p>
      <text:p text:style-name="P1"/>
      <text:p text:style-name="P1"/>
      <text:p text:style-name="P1"/>
      <text:p text:style-name="P1"/>
      <text:p text:style-name="P36">用户类型：</text:p>
      <text:p text:style-name="P37">1、音乐消费者<text:span text:style-name="T46">：使用平台听歌 <text:s text:c="12"/></text:span></text:p>
      <text:p text:style-name="P52">核心需求：</text:p>
      <text:p text:style-name="P53">1找歌、2听歌、3下歌、4看mv、5下mv、6看线上演唱会、7听电台、8分享歌曲或mv之类的、9看音乐资讯（视频、文字图片、专栏）</text:p>
      <text:p text:style-name="P37">周边需求<text:span text:style-name="T54">：</text:span></text:p>
      <text:p text:style-name="P37"><text:span text:style-name="T57">10</text:span>购买音乐周边、<text:span text:style-name="T57">11</text:span>剪辑音乐、<text:span text:style-name="T57">12</text:span>查看其他用户资料（听歌记录等）、<text:span text:style-name="T57">13</text:span>个人设置、<text:span text:style-name="T57">14</text:span>社交（发表看法、发动态<text:span text:style-name="T55">、发布音乐资讯</text:span>…<text:span text:style-name="T54">.）</text:span></text:p>
      <text:p text:style-name="P54">2、自媒体作者：可创作音频、视频等吸引流量</text:p>
      <text:p text:style-name="P37">核心需求<text:span text:style-name="T56">：</text:span></text:p>
      <text:p text:style-name="P37"><text:span text:style-name="T57">15</text:span>涨粉</text:p>
      <text:p text:style-name="P37">周边需求<text:span text:style-name="T56">：</text:span></text:p>
      <text:p text:style-name="P37"/>
      <text:p text:style-name="P35"><text:span text:style-name="T54">3</text:span>、音乐人：使用平台发布新歌</text:p>
      <text:p text:style-name="P35">核心需求<text:span text:style-name="T55">：</text:span></text:p>
      <text:p text:style-name="P35"><text:span text:style-name="T57">16</text:span>新歌<text:span text:style-name="T56">能被更多人听到、17查看发布歌曲相关数据</text:span></text:p>
      <text:p text:style-name="P35"><text:soft-page-break/>周边需求<text:span text:style-name="T56">：</text:span></text:p>
      <text:p text:style-name="P35">盈利</text:p>
      <text:p text:style-name="P34"><text:span text:style-name="T27">4</text:span><text:span text:style-name="T22">、</text:span><text:span text:style-name="T24">氢音乐运营团队</text:span><text:span text:style-name="T22">：公司管理</text:span><text:span text:style-name="T24">，维护软件</text:span></text:p>
      <text:p text:style-name="P34"><text:span text:style-name="T24">核心需求</text:span><text:span text:style-name="T28">：</text:span></text:p>
      <text:p text:style-name="P34"><text:span text:style-name="T29">18</text:span><text:span text:style-name="T28">盈利、</text:span><text:span text:style-name="T29">19</text:span><text:span text:style-name="T28">扩大用户数量、</text:span><text:span text:style-name="T29">20</text:span><text:span text:style-name="T28">得到用户反馈数据</text:span></text:p>
      <text:p text:style-name="P55">周边需求：</text:p>
      <text:p text:style-name="P55">提升知名度???</text:p>
      <text:p text:style-name="P55"/>
      <text:p text:style-name="P1"/>
      <text:p text:style-name="P1"/>
      <text:p text:style-name="Horizontal_20_Line"/>
      <text:p text:style-name="P1">客户利益<text:span text:style-name="T36">（需求）</text:span> <text:s text:c="100"/>支持特性</text:p>
      <text:p text:style-name="P8">————————————————————————————————————————————</text:p>
      <text:p text:style-name="P8"><text:span text:style-name="T1">1</text:span><text:span text:style-name="T9">.找歌方便（接触到未听过的新歌）</text:span><text:span text:style-name="T22"> <text:s text:c="56"/></text:span><text:span text:style-name="T1">1.</text:span><text:span text:style-name="T10">个性化推荐单曲</text:span></text:p>
      <text:p text:style-name="P10"><text:span text:style-name="T10">1</text:span><text:span text:style-name="T11">.找歌方便（接触到未听过的新歌）</text:span><text:span text:style-name="T22"> <text:s text:c="10"/><text:tab/><text:tab/><text:tab/><text:tab/><text:tab/><text:tab/></text:span><text:span text:style-name="T1">2.</text:span><text:span text:style-name="T10">个性化推荐歌单</text:span></text:p>
      <text:p text:style-name="P10"><text:span text:style-name="T1">3.</text:span><text:span text:style-name="T9">找歌方便（接触到未听过的新歌）</text:span><text:span text:style-name="T22"><text:tab/><text:tab/><text:tab/><text:tab/><text:tab/><text:tab/><text:tab/><text:tab/></text:span><text:span text:style-name="T1">3.</text:span><text:span text:style-name="T10">热门推荐歌单</text:span></text:p>
      <text:p text:style-name="P10"><text:span text:style-name="T1">4.</text:span><text:span text:style-name="T9">找歌方便（接触到未听过的新歌）</text:span><text:span text:style-name="T22"><text:tab/><text:tab/><text:tab/><text:tab/><text:tab/><text:tab/><text:tab/> <text:s text:c="6"/></text:span><text:span text:style-name="T1">4.</text:span><text:span text:style-name="T10">歌曲排行榜</text:span></text:p>
      <text:p text:style-name="P10"><text:span text:style-name="T1">5.</text:span><text:span text:style-name="T9">找歌方便（接触到未听过的新歌）</text:span><text:span text:style-name="T22"><text:tab/><text:tab/><text:tab/><text:tab/><text:tab/><text:tab/><text:tab/><text:tab/></text:span><text:span text:style-name="T1">5.</text:span><text:span text:style-name="T10">私人</text:span><text:span text:style-name="T11">FM</text:span></text:p>
      <text:p text:style-name="P10"><text:span text:style-name="T1">6.</text:span><text:span text:style-name="T9">找歌方便（接触到未听过的新歌）</text:span><text:span text:style-name="T22"><text:tab/><text:tab/><text:tab/><text:tab/><text:tab/> <text:s text:c="20"/></text:span><text:span text:style-name="T1">6.</text:span><text:span text:style-name="T11">新碟上架</text:span></text:p>
      <text:p text:style-name="P10"><text:span text:style-name="T1">7.</text:span><text:span text:style-name="T9">找歌方便（接触到未听过的新歌）</text:span><text:span text:style-name="T10"><text:tab/></text:span><text:span text:style-name="T22"><text:tab/><text:tab/><text:tab/><text:tab/><text:tab/> <text:s text:c="13"/></text:span><text:span text:style-name="T1">7.</text:span><text:span text:style-name="T10">首页单曲滚动</text:span></text:p>
      <text:p text:style-name="P10"><text:span text:style-name="T10">1</text:span><text:span text:style-name="T11">.找歌方便（接触到未听过的新歌）</text:span><text:span text:style-name="T22"><text:tab/><text:tab/><text:tab/><text:tab/><text:tab/><text:tab/><text:tab/> <text:s text:c="6"/></text:span><text:span text:style-name="T1">8.</text:span><text:span text:style-name="T10">搜索</text:span><text:span text:style-name="T11">处可见最热搜索</text:span></text:p>
      <text:p text:style-name="P16">1.找歌方便（接触到未听过的新歌）<text:tab/><text:tab/><text:tab/><text:tab/><text:tab/> <text:s text:c="3"/>9.搜索可通过歌手，专辑，单曲名称，用户名称</text:p>
      <text:p text:style-name="P17">1.找歌方便（接触到未听过的新歌）<text:tab/><text:tab/><text:tab/><text:tab/><text:tab/> <text:s text:c="3"/><text:span text:style-name="T58">10.可分类搜索（对歌单、歌手、歌曲风格）</text:span></text:p>
      <text:p text:style-name="P18">1.找歌方便（接触到未听过的新歌）<text:tab/><text:tab/><text:tab/><text:tab/><text:tab/> <text:s text:c="4"/><text:span text:style-name="T58">11</text:span>.关注音乐人发布新歌时会被私信</text:p>
      <text:p text:style-name="P18">1.找歌方便（接触到未听过的新歌）<text:tab/><text:tab/><text:tab/><text:tab/><text:tab/> <text:s text:c="4"/><text:span text:style-name="T58">12</text:span>.听歌<text:span text:style-name="T45">时推荐相似歌曲</text:span></text:p>
      <text:p text:style-name="P18">1.找歌方便（接触到未听过的新歌）<text:tab/><text:tab/><text:tab/><text:tab/><text:tab/> <text:s text:c="4"/><text:span text:style-name="T58">13</text:span>.通过听歌识曲搜索</text:p>
      <text:p text:style-name="P12"><text:span text:style-name="T9">2</text:span><text:span text:style-name="T1">.</text:span><text:span text:style-name="T19">能够方便的管理自己的歌曲</text:span><text:span text:style-name="T22"><text:tab/><text:tab/><text:tab/><text:tab/><text:tab/><text:tab/> <text:s text:c="4"/></text:span><text:span text:style-name="T30">14</text:span><text:span text:style-name="T1">.</text:span><text:span text:style-name="T10">喜欢</text:span><text:span text:style-name="T11">的歌自动作为一个歌单</text:span></text:p>
      <text:p text:style-name="P19">2.<text:span text:style-name="T51">能够方便的管理自己的歌曲 <text:s text:c="2"/></text:span><text:s text:c="28"/><text:tab/> <text:s text:c="13"/><text:span text:style-name="T58">15</text:span>.新建歌单（将不同歌曲收录在不同歌单里）</text:p>
      <text:p text:style-name="P19"><text:span text:style-name="T53">3</text:span>.听歌方便（听所有的歌曲） <text:s text:c="27"/><text:tab/> <text:s text:c="21"/><text:span text:style-name="T58">16</text:span>.可以收藏别人的歌单</text:p>
      <text:p text:style-name="P19"><text:span text:style-name="T53">3</text:span>.听歌方便（听所有的歌曲） <text:s text:c="27"/><text:tab/> <text:s text:c="21"/><text:span text:style-name="T58">17</text:span>.最近听的10首歌曲会缓存</text:p>
      <text:p text:style-name="P19"><text:soft-page-break/><text:span text:style-name="T53">3</text:span>.听歌方便（听所有的歌曲） <text:s text:c="27"/><text:tab/> <text:s text:c="21"/><text:span text:style-name="T58">18</text:span>.提供歌曲下载功能</text:p>
      <text:p text:style-name="P17"><text:span text:style-name="T53">3</text:span>.听歌舒服（听所有的歌曲） <text:s text:c="27"/><text:tab/> <text:s text:c="22"/><text:span text:style-name="T58">1</text:span>9. 播放器支持多种音频格式<text:span text:style-name="T37">（我们要做？）</text:span></text:p>
      <text:p text:style-name="P19"><text:span text:style-name="T53">3</text:span>.听歌舒服（听所有的歌曲） <text:s text:c="27"/><text:tab/> <text:s text:c="22"/><text:span text:style-name="T58">20</text:span>. 自定义<text:span text:style-name="T51">选择播放顺序。</text:span></text:p>
      <text:p text:style-name="P19"><text:span text:style-name="T53">3</text:span>.听歌舒服（听所有的歌曲） <text:s text:c="27"/><text:tab/> <text:s text:c="22"/><text:span text:style-name="T58">21</text:span>. <text:span text:style-name="T51">自定义播放时间。</text:span></text:p>
      <text:p text:style-name="P19"><text:span text:style-name="T53">3</text:span>.听歌舒服（听所有的歌曲） <text:s text:c="27"/><text:tab/> <text:s text:c="22"/><text:span text:style-name="T58">22</text:span>. 播放器支持多种音<text:span text:style-name="T37">效？？？</text:span></text:p>
      <text:p text:style-name="P19"><text:span text:style-name="T53">3</text:span>.听歌舒服（听所有的歌曲） <text:s text:c="27"/><text:tab/> <text:s text:c="22"/><text:span text:style-name="T58">23</text:span>. 展示歌手<text:span text:style-name="T37">或专辑的艺术照封面？</text:span></text:p>
      <text:p text:style-name="P19"><text:span text:style-name="T53">3</text:span>.听歌舒服（听所有的歌曲） <text:s text:c="27"/><text:tab/> <text:s text:c="22"/><text:span text:style-name="T58">24</text:span>. 桌面显示歌词</text:p>
      <text:p text:style-name="P28"><text:span text:style-name="T53">3</text:span>.<text:span text:style-name="T36">听歌舒服（听所有的歌曲） <text:s text:c="2"/></text:span><text:s text:c="49"/><text:span text:style-name="T58">25</text:span>.<text:span text:style-name="T37">查看相应歌曲mv 9 </text:span></text:p>
      <text:p text:style-name="P19"><text:span text:style-name="T53">3</text:span>.听歌舒服（听所有的歌曲） <text:s text:c="27"/><text:tab/> <text:s text:c="22"/><text:span text:style-name="T58">26</text:span>. <text:span text:style-name="T51">能够看到歌曲的详细信息。</text:span></text:p>
      <text:p text:style-name="P22"><text:span text:style-name="T53">3.听歌舒服（听所有的歌曲） <text:s text:c="27"/><text:tab/> <text:s text:c="22"/>27. </text:span>摇一摇切歌 <text:s text:c="24"/></text:p>
      <text:p text:style-name="P29"><text:span text:style-name="T20">3</text:span><text:span text:style-name="T10">.想涨粉 <text:s text:c="66"/><text:tab/> <text:s text:c="14"/></text:span><text:span text:style-name="T21">28</text:span><text:span text:style-name="T10">.提供歌曲下载功能</text:span><text:span text:style-name="T12">视频投稿、动态发布视频</text:span></text:p>
      <text:p text:style-name="P24"><text:span text:style-name="T53">3</text:span>.想涨粉 <text:s text:c="66"/><text:tab/> <text:s text:c="14"/><text:span text:style-name="T58">2</text:span>9.视频投稿、动态发布视频</text:p>
      <text:p text:style-name="P30"><text:span text:style-name="T12">3.想涨粉 <text:s text:c="66"/><text:tab/> <text:s text:c="14"/></text:span><text:span text:style-name="T21">30</text:span><text:span text:style-name="T12">.发布歌单</text:span><text:span text:style-name="T14">到社区</text:span></text:p>
      <text:p text:style-name="P30"><text:span text:style-name="T13">4.想盈利</text:span><text:span text:style-name="T10"> <text:s text:c="63"/><text:tab/> <text:s text:c="22"/></text:span><text:span text:style-name="T21">31.</text:span><text:span text:style-name="T15">.普通会员购买成为vip用户</text:span></text:p>
      <text:p text:style-name="P31"><text:span text:style-name="T13">4.想盈利</text:span><text:span text:style-name="T15"> <text:s text:c="63"/><text:tab/> <text:s text:c="22"/></text:span><text:span text:style-name="T21">32.</text:span><text:span text:style-name="T15">.售卖数字专辑</text:span></text:p>
      <text:p text:style-name="P31"><text:span text:style-name="T13">4.想盈利</text:span><text:span text:style-name="T15"> <text:s text:c="63"/><text:tab/> <text:s text:c="28"/></text:span><text:span text:style-name="T21">33.</text:span><text:span text:style-name="T15">.音乐人开通赞赏</text:span></text:p>
      <text:p text:style-name="P31"><text:span text:style-name="T13">4.想盈利</text:span><text:span text:style-name="T15"> <text:s text:c="63"/><text:tab/> <text:s text:c="29"/></text:span><text:span text:style-name="T21">34.</text:span><text:span text:style-name="T15">.售卖周边</text:span></text:p>
      <text:p text:style-name="P31"><text:span text:style-name="T13">4.想盈利</text:span><text:span text:style-name="T15"> <text:s text:c="63"/><text:tab/> <text:s text:c="18"/></text:span><text:span text:style-name="T21">35</text:span><text:span text:style-name="T15">.广告位（热门搜索、热门推荐？评论区广告？）</text:span></text:p>
      <text:p text:style-name="P27">5.歌曲能被推广 <text:s text:c="4"/><text:span text:style-name="T50"><text:s text:c="47"/><text:tab/> <text:s text:c="20"/>36.歌曲能被收纳在首页歌单里、每日推荐里</text:span></text:p>
      <text:p text:style-name="P32"><text:span text:style-name="T13">6.管理个人数据</text:span><text:span text:style-name="T10"> </text:span><text:span text:style-name="T15"><text:s text:c="47"/><text:tab/> <text:s text:c="20"/></text:span><text:span text:style-name="T21">37</text:span><text:span text:style-name="T15">.查看自己发布</text:span><text:span text:style-name="T18">的歌曲的被听次数，被分享次数</text:span></text:p>
      <text:p text:style-name="P32"><text:span text:style-name="T13">6.管理个人数据</text:span><text:span text:style-name="T18"> </text:span><text:span text:style-name="T15"><text:s text:c="47"/><text:tab/> <text:s text:c="20"/></text:span><text:span text:style-name="T21">38</text:span><text:span text:style-name="T15">.查看自己</text:span><text:span text:style-name="T18">的评论，点赞的内容</text:span></text:p>
      <text:p text:style-name="P32"><text:span text:style-name="T13">6.管理个人数据</text:span><text:span text:style-name="T18"> </text:span><text:span text:style-name="T15"><text:s text:c="47"/><text:tab/> <text:s text:c="20"/></text:span><text:span text:style-name="T21">3</text:span><text:span text:style-name="T15">9.</text:span><text:span text:style-name="T18">在听歌排行里</text:span><text:span text:style-name="T15">查看</text:span><text:span text:style-name="T19">听歌记录</text:span><text:span text:style-name="T18">，听歌数量</text:span></text:p>
      <text:p text:style-name="P33"><text:span text:style-name="T13">6.管理个人数据</text:span><text:span text:style-name="T18"> </text:span><text:span text:style-name="T15"><text:s text:c="47"/><text:tab/> <text:s text:c="20"/></text:span><text:span text:style-name="T21">40</text:span><text:span text:style-name="T15">.</text:span><text:span text:style-name="T52">能够自定义主题或者背景等。</text:span></text:p>
      <text:p text:style-name="P26">7.支持k歌<text:span text:style-name="T50"> <text:s text:c="51"/><text:tab/> <text:s text:c="29"/>41.提供伴奏带</text:span></text:p>
      <text:p text:style-name="P28">8.听电台 <text:s text:c="86"/><text:span text:style-name="T58">42</text:span>.？？</text:p>
      <text:p text:style-name="P25">9.能够分享给好友或社交平台</text:p>
      <text:p text:style-name="P21">1<text:span text:style-name="T53">0</text:span>.将好听的歌曲设为自己的铃声<text:span text:style-name="T38">？？</text:span></text:p>
      <text:p text:style-name="P20">1<text:span text:style-name="T53">1</text:span><text:span text:style-name="T39">.歌词作为图片</text:span></text:p>
      <text:p text:style-name="P21">1<text:span text:style-name="T53">2</text:span>.摇一摇切歌 <text:s text:c="24"/><text:span text:style-name="T38">t</text:span></text:p>
      <text:p text:style-name="P21">1<text:span text:style-name="T53">3</text:span>.健康提醒（用户长时间听歌应该收到软件提醒）<text:span text:style-name="T44">？？</text:span></text:p>
      <text:p text:style-name="P21"><text:span text:style-name="T53">14</text:span>.<text:span text:style-name="T39">发表自己听歌过程中的感受</text:span></text:p>
      <text:p text:style-name="P21"><text:soft-page-break/><text:span text:style-name="T53">15</text:span>.能够方便的管理自己的歌曲。 <text:s text:c="15"/>//<text:span text:style-name="T43">t</text:span></text:p>
      <text:p text:style-name="P21"><text:span text:style-name="T53">1</text:span>6.<text:span text:style-name="T39">对于用户不会的语言、歌词提供音译以及翻译。</text:span><text:span text:style-name="T41">？？没有歌词补充歌词</text:span></text:p>
      <text:p text:style-name="P21"><text:span text:style-name="T53">1</text:span>7.音乐闹钟 <text:s text:c="8"/><text:span text:style-name="T43">？？</text:span></text:p>
      <text:p text:style-name="P21"><text:span text:style-name="T42">1</text:span><text:span text:style-name="T39">8.下载管理。 <text:s text:c="21"/></text:span><text:span text:style-name="T40">T</text:span></text:p>
      <text:p text:style-name="P23"><text:span text:style-name="T42">19</text:span><text:span text:style-name="T39">.可以看视频</text:span></text:p>
      <text:p text:style-name="P23"><text:span text:style-name="T42">20.</text:span><text:span text:style-name="T39">社交</text:span></text:p>
      <text:p text:style-name="P57"/>
      <text:p text:style-name="P58"/>
      <text:p text:style-name="P20"/>
      <text:p text:style-name="P25"/>
      <text:p text:style-name="P2"/>
      <text:p text:style-name="P8">————————————————————————————————————————————</text:p>
      <text:p text:style-name="P8"><text:span text:style-name="T1">4</text:span><text:span text:style-name="T22">、假设和从属关系</text:span></text:p>
      <text:p text:style-name="P1">需获得输入法支持</text:p>
      <text:p text:style-name="P8"><text:span text:style-name="T1">5</text:span><text:span text:style-name="T22">、其他选择和竞争</text:span></text:p>
      <text:p text:style-name="P8"><text:span text:style-name="T1">wps</text:span><text:span text:style-name="T22">相关类办公软件，邮件类文件传输软</text:span><text:span text:style-name="T23">件</text:span></text:p>
      <text:p text:style-name="P8"/>
      <text:p text:style-name="P8"/>
      <text:p text:style-name="P4">四、特性属性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7">属性</text:p>
          </table:table-cell>
          <table:table-cell table:style-name="表格5.B1" office:value-type="string">
            <text:p text:style-name="P48">描述</text:p>
          </table:table-cell>
        </table:table-row>
        <table:table-row>
          <table:table-cell table:style-name="表格5.A2" office:value-type="string">
            <text:p text:style-name="P49">状态</text:p>
          </table:table-cell>
          <table:table-cell table:style-name="表格5.B2" office:value-type="string">
            <text:p text:style-name="P50">跟踪项目基线定义<text:span text:style-name="T34">及后续开发的过程。例如：建议的，批准的，收编的状态</text:span></text:p>
          </table:table-cell>
        </table:table-row>
        <table:table-row>
          <table:table-cell table:style-name="表格5.A2" office:value-type="string">
            <text:p text:style-name="P50">优先级</text:p>
          </table:table-cell>
          <table:table-cell table:style-name="表格5.B2" office:value-type="string">
            <text:p text:style-name="P50">用于范围管理<text:span text:style-name="T34">和确定开发优先级。所有特性并非平等的，根据特性的相对优先级把它们划分等级在客户、分析人员以及开发团队成员之间开始了一个对话。例如：紧急的、重要的、有用的等级。</text:span></text:p>
          </table:table-cell>
        </table:table-row>
        <table:table-row>
          <table:table-cell table:style-name="表格5.A2" office:value-type="string">
            <text:p text:style-name="P50">工作量</text:p>
          </table:table-cell>
          <table:table-cell table:style-name="表格5.B2" office:value-type="string">
            <text:p text:style-name="P50">有助于建立现实进度<text:span text:style-name="T34">、目标和开支。预测团队周或人周、代码行和功能点或一般的工作量等级等，有助于对在给定时间范围内能完成什么不能完成什么建立预期。例如工作量的高、中、低级。</text:span></text:p>
          </table:table-cell>
        </table:table-row>
        <table:table-row>
          <table:table-cell table:style-name="表格5.A2" office:value-type="string">
            <text:p text:style-name="P50">风险</text:p>
          </table:table-cell>
          <table:table-cell table:style-name="表格5.B2" office:value-type="string">
            <text:p text:style-name="P51">对特性导致不受欢迎事件的可能性的预测，如成本过高、进度延迟甚至项目被取消等。例如高、中、低风险等级。</text:p>
          </table:table-cell>
        </table:table-row>
        <table:table-row>
          <table:table-cell table:style-name="表格5.A2" office:value-type="string">
            <text:p text:style-name="P50">稳定性</text:p>
          </table:table-cell>
          <table:table-cell table:style-name="表格5.B2" office:value-type="string">
            <text:p text:style-name="P51">对特性出现变更或团队对特性理解出现变更的可能性，用于帮助建立开发优先级，以及确定哪些是需要继续启发的。</text:p>
          </table:table-cell>
        </table:table-row>
        <table:table-row>
          <table:table-cell table:style-name="表格5.A2" office:value-type="string">
            <text:p text:style-name="P50">分配<text:span text:style-name="T34">给</text:span></text:p>
          </table:table-cell>
          <table:table-cell table:style-name="表格5.B2" office:value-type="string">
            <text:p text:style-name="P50">指出<text:span text:style-name="T35">谁将负责特性，在很多项目中，将把特性分配给“特性团队”负责进一步启发、记录软件需求，甚至实现它们。</text:span></text:p>
          </table:table-cell>
        </table:table-row>
      </table:table>
      <text:p text:style-name="P4"/>
      <table:table table:name="表格1" table:style-name="表格1">
        <table:table-column table:style-name="表格1.A"/>
        <table:table-column table:style-name="表格1.B" table:number-columns-repeated="5"/>
        <table:table-column table:style-name="表格1.G"/>
        <table:table-row>
          <table:table-cell table:style-name="表格1.A1" office:value-type="string">
            <text:p text:style-name="P39">编号</text:p>
          </table:table-cell>
          <table:table-cell table:style-name="表格1.B1" office:value-type="string">
            <text:p text:style-name="P39">优先级</text:p>
          </table:table-cell>
          <table:table-cell table:style-name="表格1.B1" office:value-type="string">
            <text:p text:style-name="P39">状态</text:p>
          </table:table-cell>
          <table:table-cell table:style-name="表格1.B1" office:value-type="string">
            <text:p text:style-name="P39">工作量</text:p>
          </table:table-cell>
          <table:table-cell table:style-name="表格1.B1" office:value-type="string">
            <text:p text:style-name="P39">风险</text:p>
          </table:table-cell>
          <table:table-cell table:style-name="表格1.B1" office:value-type="string">
            <text:p text:style-name="P39">稳定性</text:p>
          </table:table-cell>
          <table:table-cell table:style-name="表格1.B1" office:value-type="string">
            <text:p text:style-name="P39">分配给需求<text:soft-page-break/></text:p>
          </table:table-cell>
        </table:table-row>
        <table:table-row>
          <table:table-cell table:style-name="表格1.A2" office:value-type="string">
            <text:p text:style-name="P42"><text:span text:style-name="T31">1.</text:span><text:span text:style-name="T32">新建</text:span></text:p>
          </table:table-cell>
          <table:table-cell table:style-name="表格1.B2" office:value-type="string">
            <text:p text:style-name="P39">紧急<text:span text:style-name="T35">的</text:span></text:p>
          </table:table-cell>
          <table:table-cell table:style-name="表格1.B2" office:value-type="string">
            <text:p text:style-name="P39">批准的</text:p>
          </table:table-cell>
          <table:table-cell table:style-name="表格1.B2" office:value-type="string">
            <text:p text:style-name="P39">中</text:p>
          </table:table-cell>
          <table:table-cell table:style-name="表格1.B2" office:value-type="string">
            <text:p text:style-name="P40">低</text:p>
          </table:table-cell>
          <table:table-cell table:style-name="表格1.B2" office:value-type="string">
            <text:p text:style-name="P40">高</text:p>
          </table:table-cell>
          <table:table-cell table:style-name="表格1.B2" office:value-type="string">
            <text:p text:style-name="P43">1</text:p>
          </table:table-cell>
        </table:table-row>
        <table:table-row>
          <table:table-cell table:style-name="表格1.A2" office:value-type="string">
            <text:p text:style-name="P42"><text:span text:style-name="T31">2</text:span><text:span text:style-name="T32">。样式</text:span></text:p>
          </table:table-cell>
          <table:table-cell table:style-name="表格1.B2" office:value-type="string">
            <text:p text:style-name="P39">有用的</text:p>
          </table:table-cell>
          <table:table-cell table:style-name="表格1.B2" office:value-type="string">
            <text:p text:style-name="P39">批准的</text:p>
          </table:table-cell>
          <table:table-cell table:style-name="表格1.B2" office:value-type="string">
            <text:p text:style-name="P39">中</text:p>
          </table:table-cell>
          <table:table-cell table:style-name="表格1.B2" office:value-type="string">
            <text:p text:style-name="P40">高</text:p>
          </table:table-cell>
          <table:table-cell table:style-name="表格1.B2" office:value-type="string">
            <text:p text:style-name="P40">中</text:p>
          </table:table-cell>
          <table:table-cell table:style-name="表格1.B2" office:value-type="string">
            <text:p text:style-name="P43">2</text:p>
          </table:table-cell>
        </table:table-row>
        <table:table-row>
          <table:table-cell table:style-name="表格1.A2" office:value-type="string">
            <text:p text:style-name="P42"><text:span text:style-name="T31">3</text:span><text:span text:style-name="T32">。添加图片</text:span></text:p>
          </table:table-cell>
          <table:table-cell table:style-name="表格1.B2" office:value-type="string">
            <text:p text:style-name="P44">有用的</text:p>
          </table:table-cell>
          <table:table-cell table:style-name="表格1.B2" office:value-type="string">
            <text:p text:style-name="P39">批准的</text:p>
          </table:table-cell>
          <table:table-cell table:style-name="表格1.B2" office:value-type="string">
            <text:p text:style-name="P39">低</text:p>
          </table:table-cell>
          <table:table-cell table:style-name="表格1.B2" office:value-type="string">
            <text:p text:style-name="P40">高</text:p>
          </table:table-cell>
          <table:table-cell table:style-name="表格1.B2" office:value-type="string">
            <text:p text:style-name="P46">中</text:p>
          </table:table-cell>
          <table:table-cell table:style-name="表格1.B2" office:value-type="string">
            <text:p text:style-name="P45">3</text:p>
          </table:table-cell>
        </table:table-row>
        <table:table-row>
          <table:table-cell table:style-name="表格1.A2" office:value-type="string">
            <text:p text:style-name="P42"><text:span text:style-name="T31">4.</text:span><text:span text:style-name="T32">云端同步</text:span></text:p>
          </table:table-cell>
          <table:table-cell table:style-name="表格1.B2" office:value-type="string">
            <text:p text:style-name="P39">紧急<text:span text:style-name="T35">的</text:span></text:p>
          </table:table-cell>
          <table:table-cell table:style-name="表格1.B2" office:value-type="string">
            <text:p text:style-name="P39">批准的</text:p>
          </table:table-cell>
          <table:table-cell table:style-name="表格1.B2" office:value-type="string">
            <text:p text:style-name="P39">高</text:p>
          </table:table-cell>
          <table:table-cell table:style-name="表格1.B2" office:value-type="string">
            <text:p text:style-name="P40">低</text:p>
          </table:table-cell>
          <table:table-cell table:style-name="表格1.B2" office:value-type="string">
            <text:p text:style-name="P39">高</text:p>
          </table:table-cell>
          <table:table-cell table:style-name="表格1.B2" office:value-type="string">
            <text:p text:style-name="P43">4</text:p>
          </table:table-cell>
        </table:table-row>
        <table:table-row>
          <table:table-cell table:style-name="表格1.A2" office:value-type="string">
            <text:p text:style-name="P42"><text:span text:style-name="T31">5</text:span><text:span text:style-name="T32">历史版本</text:span></text:p>
          </table:table-cell>
          <table:table-cell table:style-name="表格1.B2" office:value-type="string">
            <text:p text:style-name="P39">重要<text:span text:style-name="T35">的</text:span></text:p>
          </table:table-cell>
          <table:table-cell table:style-name="表格1.B2" office:value-type="string">
            <text:p text:style-name="P39">批准的</text:p>
          </table:table-cell>
          <table:table-cell table:style-name="表格1.B2" office:value-type="string">
            <text:p text:style-name="P39">高</text:p>
          </table:table-cell>
          <table:table-cell table:style-name="表格1.B2" office:value-type="string">
            <text:p text:style-name="P40">中</text:p>
          </table:table-cell>
          <table:table-cell table:style-name="表格1.B2" office:value-type="string">
            <text:p text:style-name="P40">高</text:p>
          </table:table-cell>
          <table:table-cell table:style-name="表格1.B2" office:value-type="string">
            <text:p text:style-name="P43">5</text:p>
          </table:table-cell>
        </table:table-row>
      </table:table>
      <text:p text:style-name="P8"> </text:p>
      <table:table table:name="表格2" table:style-name="表格2">
        <table:table-column table:style-name="表格2.A"/>
        <table:table-column table:style-name="表格2.B" table:number-columns-repeated="5"/>
        <table:table-column table:style-name="表格2.G"/>
        <table:table-row>
          <table:table-cell table:style-name="表格2.A1" office:value-type="string">
            <text:p text:style-name="P42"><text:span text:style-name="T31">6</text:span><text:span text:style-name="T32">设密码</text:span></text:p>
          </table:table-cell>
          <table:table-cell table:style-name="表格2.B1" office:value-type="string">
            <text:p text:style-name="P39">有用的</text:p>
          </table:table-cell>
          <table:table-cell table:style-name="表格2.B1" office:value-type="string">
            <text:p text:style-name="P39">批准的</text:p>
          </table:table-cell>
          <table:table-cell table:style-name="表格2.B1" office:value-type="string">
            <text:p text:style-name="P39">中</text:p>
          </table:table-cell>
          <table:table-cell table:style-name="表格2.B1" office:value-type="string">
            <text:p text:style-name="P39">高</text:p>
          </table:table-cell>
          <table:table-cell table:style-name="表格2.B1" office:value-type="string">
            <text:p text:style-name="P40">低</text:p>
          </table:table-cell>
          <table:table-cell table:style-name="表格2.B1" office:value-type="string">
            <text:p text:style-name="P43">6</text:p>
          </table:table-cell>
        </table:table-row>
        <table:table-row>
          <table:table-cell table:style-name="表格2.A2" office:value-type="string">
            <text:p text:style-name="P42"><text:span text:style-name="T31">7.</text:span><text:span text:style-name="T32">回收站</text:span></text:p>
          </table:table-cell>
          <table:table-cell table:style-name="表格2.B2" office:value-type="string">
            <text:p text:style-name="P39">有用<text:span text:style-name="T35">的</text:span></text:p>
          </table:table-cell>
          <table:table-cell table:style-name="表格2.B2" office:value-type="string">
            <text:p text:style-name="P39">批准的</text:p>
          </table:table-cell>
          <table:table-cell table:style-name="表格2.B2" office:value-type="string">
            <text:p text:style-name="P39">高</text:p>
          </table:table-cell>
          <table:table-cell table:style-name="表格2.B2" office:value-type="string">
            <text:p text:style-name="P40">中</text:p>
          </table:table-cell>
          <table:table-cell table:style-name="表格2.B2" office:value-type="string">
            <text:p text:style-name="P39">中</text:p>
          </table:table-cell>
          <table:table-cell table:style-name="表格2.B2" office:value-type="string">
            <text:p text:style-name="P43">7</text:p>
          </table:table-cell>
        </table:table-row>
        <table:table-row>
          <table:table-cell table:style-name="表格2.A2" office:value-type="string">
            <text:p text:style-name="P42"><text:span text:style-name="T31">8</text:span><text:span text:style-name="T32">加好友</text:span></text:p>
          </table:table-cell>
          <table:table-cell table:style-name="表格2.B2" office:value-type="string">
            <text:p text:style-name="P39">紧急<text:span text:style-name="T35">的</text:span></text:p>
          </table:table-cell>
          <table:table-cell table:style-name="表格2.B2" office:value-type="string">
            <text:p text:style-name="P39">批准的</text:p>
          </table:table-cell>
          <table:table-cell table:style-name="表格2.B2" office:value-type="string">
            <text:p text:style-name="P39">中</text:p>
          </table:table-cell>
          <table:table-cell table:style-name="表格2.B2" office:value-type="string">
            <text:p text:style-name="P40">中</text:p>
          </table:table-cell>
          <table:table-cell table:style-name="表格2.B2" office:value-type="string">
            <text:p text:style-name="P39">中</text:p>
          </table:table-cell>
          <table:table-cell table:style-name="表格2.B2" office:value-type="string">
            <text:p text:style-name="P43">8</text:p>
          </table:table-cell>
        </table:table-row>
        <table:table-row>
          <table:table-cell table:style-name="表格2.A2" office:value-type="string">
            <text:p text:style-name="P42"><text:span text:style-name="T31">9</text:span><text:span text:style-name="T32">。聊天、分享文件</text:span></text:p>
          </table:table-cell>
          <table:table-cell table:style-name="表格2.B2" office:value-type="string">
            <text:p text:style-name="P39">重要<text:span text:style-name="T35">的</text:span></text:p>
          </table:table-cell>
          <table:table-cell table:style-name="表格2.B2" office:value-type="string">
            <text:p text:style-name="P39">建议的</text:p>
          </table:table-cell>
          <table:table-cell table:style-name="表格2.B2" office:value-type="string">
            <text:p text:style-name="P39">高</text:p>
          </table:table-cell>
          <table:table-cell table:style-name="表格2.B2" office:value-type="string">
            <text:p text:style-name="P40">低</text:p>
          </table:table-cell>
          <table:table-cell table:style-name="表格2.B2" office:value-type="string">
            <text:p text:style-name="P39">中</text:p>
          </table:table-cell>
          <table:table-cell table:style-name="表格2.B2" office:value-type="string">
            <text:p text:style-name="P43">8</text:p>
          </table:table-cell>
        </table:table-row>
        <table:table-row>
          <table:table-cell table:style-name="表格2.A2" office:value-type="string">
            <text:p text:style-name="P42"><text:span text:style-name="T31">10</text:span><text:span text:style-name="T32">多人同时编辑</text:span></text:p>
          </table:table-cell>
          <table:table-cell table:style-name="表格2.B2" office:value-type="string">
            <text:p text:style-name="P39">紧急<text:span text:style-name="T35">的</text:span></text:p>
          </table:table-cell>
          <table:table-cell table:style-name="表格2.B2" office:value-type="string">
            <text:p text:style-name="P39">批准的</text:p>
          </table:table-cell>
          <table:table-cell table:style-name="表格2.B2" office:value-type="string">
            <text:p text:style-name="P39">高</text:p>
          </table:table-cell>
          <table:table-cell table:style-name="表格2.B2" office:value-type="string">
            <text:p text:style-name="P40">低</text:p>
          </table:table-cell>
          <table:table-cell table:style-name="表格2.B2" office:value-type="string">
            <text:p text:style-name="P40">高</text:p>
          </table:table-cell>
          <table:table-cell table:style-name="表格2.B2" office:value-type="string">
            <text:p text:style-name="P43">9</text:p>
          </table:table-cell>
        </table:table-row>
        <table:table-row>
          <table:table-cell table:style-name="表格2.A2" office:value-type="string">
            <text:p text:style-name="P42"><text:span text:style-name="T31">11.</text:span><text:span text:style-name="T32">批注</text:span></text:p>
          </table:table-cell>
          <table:table-cell table:style-name="表格2.B2" office:value-type="string">
            <text:p text:style-name="P39">重要<text:span text:style-name="T35">的</text:span></text:p>
          </table:table-cell>
          <table:table-cell table:style-name="表格2.B2" office:value-type="string">
            <text:p text:style-name="P39">批准的</text:p>
          </table:table-cell>
          <table:table-cell table:style-name="表格2.B2" office:value-type="string">
            <text:p text:style-name="P39">低</text:p>
          </table:table-cell>
          <table:table-cell table:style-name="表格2.B2" office:value-type="string">
            <text:p text:style-name="P40">低</text:p>
          </table:table-cell>
          <table:table-cell table:style-name="表格2.B2" office:value-type="string">
            <text:p text:style-name="P39">低</text:p>
          </table:table-cell>
          <table:table-cell table:style-name="表格2.B2" office:value-type="string">
            <text:p text:style-name="P43">10</text:p>
          </table:table-cell>
        </table:table-row>
      </table:table>
      <text:p text:style-name="P8"/>
      <table:table table:name="表格3" table:style-name="表格3">
        <table:table-column table:style-name="表格3.A"/>
        <table:table-column table:style-name="表格3.B" table:number-columns-repeated="5"/>
        <table:table-column table:style-name="表格3.G"/>
        <table:table-row>
          <table:table-cell table:style-name="表格3.A1" office:value-type="string">
            <text:p text:style-name="P42"><text:span text:style-name="T31">12.</text:span><text:span text:style-name="T32">查看当前协同编辑状态</text:span></text:p>
          </table:table-cell>
          <table:table-cell table:style-name="表格3.B1" office:value-type="string">
            <text:p text:style-name="P39">有用<text:span text:style-name="T35">的</text:span></text:p>
          </table:table-cell>
          <table:table-cell table:style-name="表格3.B1" office:value-type="string">
            <text:p text:style-name="P39">建议的</text:p>
          </table:table-cell>
          <table:table-cell table:style-name="表格3.B1" office:value-type="string">
            <text:p text:style-name="P39">中</text:p>
          </table:table-cell>
          <table:table-cell table:style-name="表格3.B1" office:value-type="string">
            <text:p text:style-name="P39">低</text:p>
          </table:table-cell>
          <table:table-cell table:style-name="表格3.B1" office:value-type="string">
            <text:p text:style-name="P39">低</text:p>
          </table:table-cell>
          <table:table-cell table:style-name="表格3.B1" office:value-type="string">
            <text:p text:style-name="P43">11</text:p>
          </table:table-cell>
        </table:table-row>
        <table:table-row table:style-name="表格3.2">
          <table:table-cell table:style-name="表格3.A2" office:value-type="string">
            <text:p text:style-name="P42"><text:span text:style-name="T31">13.</text:span><text:span text:style-name="T32">段落加锁、解锁</text:span></text:p>
          </table:table-cell>
          <table:table-cell table:style-name="表格3.B2" office:value-type="string">
            <text:p text:style-name="P39">有用<text:span text:style-name="T35">的</text:span></text:p>
          </table:table-cell>
          <table:table-cell table:style-name="表格3.B2" office:value-type="string">
            <text:p text:style-name="P39">建议的</text:p>
          </table:table-cell>
          <table:table-cell table:style-name="表格3.B2" office:value-type="string">
            <text:p text:style-name="P39">高</text:p>
          </table:table-cell>
          <table:table-cell table:style-name="表格3.B2" office:value-type="string">
            <text:p text:style-name="P40">中</text:p>
          </table:table-cell>
          <table:table-cell table:style-name="表格3.B2" office:value-type="string">
            <text:p text:style-name="P39">中</text:p>
          </table:table-cell>
          <table:table-cell table:style-name="表格3.B2" office:value-type="string">
            <text:p text:style-name="P43">11</text:p>
          </table:table-cell>
        </table:table-row>
        <table:table-row table:style-name="表格3.3">
          <table:table-cell table:style-name="表格3.A2" office:value-type="string">
            <text:p text:style-name="P42"><text:span text:style-name="T31">14.</text:span><text:span text:style-name="T32">切换文档编辑</text:span></text:p>
          </table:table-cell>
          <table:table-cell table:style-name="表格3.B2" office:value-type="string">
            <text:p text:style-name="P39">有用<text:span text:style-name="T35">的</text:span></text:p>
          </table:table-cell>
          <table:table-cell table:style-name="表格3.B2" office:value-type="string">
            <text:p text:style-name="P39">建议的</text:p>
          </table:table-cell>
          <table:table-cell table:style-name="表格3.B2" office:value-type="string">
            <text:p text:style-name="P39">中</text:p>
          </table:table-cell>
          <table:table-cell table:style-name="表格3.B2" office:value-type="string">
            <text:p text:style-name="P40">中</text:p>
          </table:table-cell>
          <table:table-cell table:style-name="表格3.B2" office:value-type="string">
            <text:p text:style-name="P39">低</text:p>
          </table:table-cell>
          <table:table-cell table:style-name="表格3.B2" office:value-type="string">
            <text:p text:style-name="P43">1</text:p>
          </table:table-cell>
        </table:table-row>
        <table:table-row table:style-name="表格3.4">
          <table:table-cell table:style-name="表格3.A2" office:value-type="string">
            <text:p text:style-name="P42"><text:span text:style-name="T31">15.</text:span><text:span text:style-name="T32">文字编辑人性化</text:span></text:p>
          </table:table-cell>
          <table:table-cell table:style-name="表格3.B2" office:value-type="string">
            <text:p text:style-name="P39">重要<text:span text:style-name="T35">的</text:span></text:p>
          </table:table-cell>
          <table:table-cell table:style-name="表格3.B2" office:value-type="string">
            <text:p text:style-name="P39">批准的</text:p>
          </table:table-cell>
          <table:table-cell table:style-name="表格3.B2" office:value-type="string">
            <text:p text:style-name="P39">高</text:p>
          </table:table-cell>
          <table:table-cell table:style-name="表格3.B2" office:value-type="string">
            <text:p text:style-name="P39">低</text:p>
          </table:table-cell>
          <table:table-cell table:style-name="表格3.B2" office:value-type="string">
            <text:p text:style-name="P41">高</text:p>
          </table:table-cell>
          <table:table-cell table:style-name="表格3.B2" office:value-type="string">
            <text:p text:style-name="P43">12</text:p>
          </table:table-cell>
        </table:table-row>
      </table:table>
      <text:p text:style-name="P5">五、产品特性</text:p>
      <text:p text:style-name="P9"><text:span text:style-name="T1">1</text:span><text:span text:style-name="T7">.</text:span><text:span text:style-name="T22">新建、丢弃、编辑、目录</text:span></text:p>
      <text:p text:style-name="P8"><text:span text:style-name="T1">2.</text:span><text:span text:style-name="T22">一键可选文字样式</text:span></text:p>
      <text:p text:style-name="P8"><text:soft-page-break/><text:span text:style-name="T1">3.</text:span><text:span text:style-name="T22">可添加图片，制作表格</text:span></text:p>
      <text:p text:style-name="P8"><text:span text:style-name="T7">4</text:span><text:span text:style-name="T1">.</text:span><text:span text:style-name="T22">同步至云端，跨设备下拉</text:span></text:p>
      <text:p text:style-name="P8"><text:span text:style-name="T1">5.</text:span><text:span text:style-name="T22">可恢复历史版</text:span></text:p>
      <text:p text:style-name="P8"><text:span text:style-name="T1">6.</text:span><text:span text:style-name="T22">为某些私密笔记设置阅读密码</text:span></text:p>
      <text:p text:style-name="P8"><text:span text:style-name="T1">7.</text:span><text:span text:style-name="T22">回收站</text:span></text:p>
      <text:p text:style-name="P8"><text:span text:style-name="T1">8.</text:span><text:span text:style-name="T22">加好友</text:span></text:p>
      <text:p text:style-name="P8"><text:span text:style-name="T1">9.</text:span><text:span text:style-name="T22">与好友聊天、分享文件</text:span></text:p>
      <text:p text:style-name="P8"><text:span text:style-name="T1">10.</text:span><text:span text:style-name="T22">可评论、可多人同时编辑</text:span></text:p>
      <text:p text:style-name="P8"><text:span text:style-name="T1">11.</text:span><text:span text:style-name="T22">批注</text:span></text:p>
      <text:p text:style-name="P8"><text:span text:style-name="T1">12.</text:span><text:span text:style-name="T22">可查看当前正在编辑的头像和人数</text:span></text:p>
      <text:p text:style-name="P8"><text:span text:style-name="T1">13.</text:span><text:span text:style-name="T22">可对段落进行加锁，解锁</text:span></text:p>
      <text:p text:style-name="P8"><text:span text:style-name="T1">14</text:span><text:span text:style-name="T8">.</text:span><text:span text:style-name="T22">文字编辑人性化</text:span></text:p>
      <text:p text:style-name="P8"/>
      <text:p text:style-name="P8"/>
      <text:p text:style-name="P4">六、典型用例</text:p>
      <text:p text:style-name="P14">协同编辑<text:span text:style-name="T33">：</text:span></text:p>
      <text:p text:style-name="P1">简要描述：</text:p>
      <text:p text:style-name="P1">在有网络的情况下，支持多人共同编辑，修改相同的地方或不同的地方。</text:p>
      <text:p text:style-name="P13">基本流<text:span text:style-name="T33">：</text:span></text:p>
      <text:p text:style-name="P8"><text:span text:style-name="T1">1.</text:span><text:span text:style-name="T22">用况开始于使用者打开共享文档</text:span></text:p>
      <text:p text:style-name="P8"><text:span text:style-name="T1">2</text:span><text:span text:style-name="T22">编辑文档</text:span></text:p>
      <text:p text:style-name="P8"><text:span text:style-name="T1">3.</text:span><text:span text:style-name="T22">结束编辑文档，系统自动保存。更新版本，并生成历史版本</text:span></text:p>
      <text:p text:style-name="P8"/>
      <text:p text:style-name="P8"/>
      <text:p text:style-name="P15">前置条件：</text:p>
      <text:p text:style-name="P1">在文档允许编辑的情况下，才能编辑文档</text:p>
      <text:p text:style-name="P15">后置条件:</text:p>
      <text:p text:style-name="P1">生成新文档，文档编辑痕迹被记录，有历史版本。</text:p>
      <text:p text:style-name="P8"/>
      <text:p text:style-name="P8"><text:span text:style-name="T22">子流</text:span><text:span text:style-name="T1">-</text:span><text:span text:style-name="T22">编辑文档</text:span></text:p>
      <text:p text:style-name="P1"><text:soft-page-break/>连接网络，选择使用批改工具，在规定区域内修改，系统自动同步。</text:p>
      <text:p text:style-name="P15">扩展点:</text:p>
      <text:p text:style-name="P8"><text:span text:style-name="T1">1.</text:span><text:span text:style-name="T22">用户打开共享文档时，可以选择协同编辑模式还是本地编辑模式。</text:span></text:p>
      <text:p text:style-name="P8"/>
      <text:p text:style-name="P15">备选流-编辑文档<text:span text:style-name="T33">：</text:span></text:p>
      <text:p text:style-name="P1">在编辑文档的时候，如果网络不稳定，则将修改的内容保存在缓存中，并且后台尝试重新连接，连接成功后将缓存中内容刷新到文档中，并且回到用户之前鼠标所在焦点位置。</text:p>
      <text:p text:style-name="P1">在编辑文档的时候，没有内容变更的情况下，不会更新原来的版本。</text:p>
      <text:p text:style-name="P8"/>
      <text:p text:style-name="P8"/>
      <text:p text:style-name="P8"/>
      <text:p text:style-name="P4">七、其他产品需求</text:p>
      <text:p text:style-name="P8"><text:span text:style-name="T1">1</text:span><text:span text:style-name="T22">、可应用标准</text:span></text:p>
      <text:p text:style-name="P8"><text:span text:style-name="T1">TCP/IP</text:span><text:span text:style-name="T22">协议</text:span><text:span text:style-name="T1">, HTTP</text:span><text:span text:style-name="T22">协议，</text:span><text:span text:style-name="T1">FTP</text:span><text:span text:style-name="T22">协议</text:span></text:p>
      <text:p text:style-name="P8"><text:span text:style-name="T1">2</text:span><text:span text:style-name="T22">、系统需求（定义为支持应用所必须的所有系统需求，比如操作系统、网络性能等等）</text:span></text:p>
      <text:p text:style-name="P8"><text:span text:style-name="T22">系统为安卓</text:span><text:span text:style-name="T1">4.4</text:span><text:span text:style-name="T22">及以上版本，建议手机处于</text:span><text:span text:style-name="T1">4g</text:span><text:span text:style-name="T22">网络或</text:span><text:span text:style-name="T1">WiFi</text:span><text:span text:style-name="T22">网络下，</text:span><text:span text:style-name="T1">ram</text:span><text:span text:style-name="T22">容量至少为</text:span><text:span text:style-name="T1">1G</text:span><text:span text:style-name="T22">，市面上主流四核手机</text:span><text:span text:style-name="T1">cpu</text:span><text:span text:style-name="T8">。</text:span></text:p>
      <text:p text:style-name="P8"><text:span text:style-name="T1">3</text:span><text:span text:style-name="T22">、安全和安装</text:span></text:p>
      <text:p text:style-name="P1">安全：严格保障用户个人信息不外露，。开发者只拥有用户的账户信息，为用户提供相应的编辑环境，不会公开、编辑或透露用户的注册资料，不会涉及用户个人文件信息，除非发生特殊情况。在软件正常生命周期内，用户云端的文件将长久保存在服务器上。</text:p>
      <text:p text:style-name="P1">安装：设备符合相应环境均可进行安装。</text:p>
      <text:p text:style-name="P8"><text:span text:style-name="T1">4</text:span><text:span text:style-name="T22">、性能需求：</text:span></text:p>
      <text:p text:style-name="P8"><text:span text:style-name="T22">在标准用户环境下，打开本地小型文件控制在</text:span><text:span text:style-name="T1">1</text:span><text:span text:style-name="T22">秒以内，大型文件不超过</text:span><text:span text:style-name="T1">2</text:span><text:span text:style-name="T22">秒，网络文件不超过</text:span><text:span text:style-name="T1">3</text:span><text:span text:style-name="T22">秒。软件能够对用户的操作进行及时的响应。软件运行时消耗的资源尽量合理。</text:span></text:p>
      <text:p text:style-name="P8"><text:span text:style-name="T1">5</text:span><text:span text:style-name="T22">、法律需求</text:span></text:p>
      <text:p text:style-name="P1">用户和软件公司必须达成在知识产权，隐私保护、责任划分等相关的法律约定，在国家法律规定内进行相应的软件活动。</text:p>
      <text:p text:style-name="P8"/>
      <text:p text:style-name="P4">八、建档需求</text:p>
      <text:p text:style-name="P1">描述所有为支持成功的部署系统所需要开发的文档</text:p>
      <text:p text:style-name="P8"><text:span text:style-name="T1">1</text:span><text:span text:style-name="T22">、使用协议</text:span></text:p>
      <text:p text:style-name="P8"><text:soft-page-break/><text:span text:style-name="T1">2</text:span><text:span text:style-name="T22">、用户手册（新用户引导）</text:span></text:p>
      <text:p text:style-name="P8"><text:span text:style-name="T1">3</text:span><text:span text:style-name="T22">、关于（软件内部）</text:span></text:p>
      <text:p text:style-name="P8"><text:span text:style-name="T1">4</text:span><text:span text:style-name="T22">、在线帮助（通过网页的形式展现，将用户使用过程中可能遇到的问腿总结起来，通过一个留俄标展现出来，用户点击相应问题描述网页提供相应内容进行解答。）</text:span></text:p>
      <text:p text:style-name="P8"><text:span text:style-name="T1">5</text:span><text:span text:style-name="T22">、版本升级说明。（当新版本开发出来后，将升级信息推送到用户的客户端上）</text:span></text:p>
      <text:p text:style-name="P8"/>
      <text:p text:style-name="P4">九、词汇表</text:p>
      <text:p text:style-name="P4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9">用户</text:p>
          </table:table-cell>
          <table:table-cell table:style-name="表格4.B1" office:value-type="string">
            <text:p text:style-name="P39">软件的最终使用者</text:p>
          </table:table-cell>
        </table:table-row>
        <table:table-row>
          <table:table-cell table:style-name="表格4.A2" office:value-type="string">
            <text:p text:style-name="P39">云协作</text:p>
          </table:table-cell>
          <table:table-cell table:style-name="表格4.B2" office:value-type="string">
            <text:p text:style-name="P39">多人同时在线编辑同一份文档。</text:p>
          </table:table-cell>
        </table:table-row>
        <table:table-row>
          <table:table-cell table:style-name="表格4.A2" office:value-type="string">
            <text:p text:style-name="P39">账户</text:p>
          </table:table-cell>
          <table:table-cell table:style-name="表格4.B2" office:value-type="string">
            <text:p text:style-name="P39">指用户注册时所提供的用户名和相应的账号（账户为用户身份的唯一凭证。</text:p>
          </table:table-cell>
        </table:table-row>
        <table:table-row>
          <table:table-cell table:style-name="表格4.A2" office:value-type="string">
            <text:p text:style-name="P39">登录</text:p>
          </table:table-cell>
          <table:table-cell table:style-name="表格4.B2" office:value-type="string">
            <text:p text:style-name="P39">用户进入软件系统所提供的操作</text:p>
          </table:table-cell>
        </table:table-row>
        <table:table-row>
          <table:table-cell table:style-name="表格4.A2" office:value-type="string">
            <text:p text:style-name="P39">冲突</text:p>
          </table:table-cell>
          <table:table-cell table:style-name="表格4.B2" office:value-type="string">
            <text:p text:style-name="P39">进行云协作编辑时，多人同时对同一份文档的相同部分进行不同的修改，然后提交时的最终生成的版本的问题</text:p>
          </table:table-cell>
        </table:table-row>
        <table:table-row>
          <table:table-cell table:style-name="表格4.A2" office:value-type="string">
            <text:p text:style-name="P39">文件树</text:p>
          </table:table-cell>
          <table:table-cell table:style-name="表格4.B2" office:value-type="string">
            <text:p text:style-name="P39">由用户对文件的编辑过程中所生成的每一个历史版本构成</text:p>
          </table:table-cell>
        </table:table-row>
        <table:table-row>
          <table:table-cell table:style-name="表格4.A2" office:value-type="string">
            <text:p text:style-name="P39">节点</text:p>
          </table:table-cell>
          <table:table-cell table:style-name="表格4.B2" office:value-type="string">
            <text:p text:style-name="P39">用户所拥有的文件的某一个历史版本</text:p>
          </table:table-cell>
        </table:table-row>
        <table:table-row>
          <table:table-cell table:style-name="表格4.A2" office:value-type="string">
            <text:p text:style-name="P39">合并</text:p>
          </table:table-cell>
          <table:table-cell table:style-name="表格4.B2" office:value-type="string">
            <text:p text:style-name="P39">用同一文件的多个不同的版本生成一个新版本</text:p>
          </table:table-cell>
        </table:table-row>
        <table:table-row>
          <table:table-cell table:style-name="表格4.A2" office:value-type="string">
            <text:p text:style-name="P39">同步</text:p>
          </table:table-cell>
          <table:table-cell table:style-name="表格4.B2" office:value-type="string">
            <text:p text:style-name="P39">使软件的客户端和服务器上的内容相同的过程</text:p>
          </table:table-cell>
        </table:table-row>
        <table:table-row>
          <table:table-cell table:style-name="表格4.A2" office:value-type="string">
            <text:p text:style-name="P39">删除文件</text:p>
          </table:table-cell>
          <table:table-cell table:style-name="表格4.B2" office:value-type="string">
            <text:p text:style-name="P39">移动用户的账户下的某些文件，效果是同步之后本地和服务端的默认目录下都不再存在该文件，只有云端的回收站中还保存者该文件</text:p>
          </table:table-cell>
        </table:table-row>
        <table:table-row>
          <table:table-cell table:style-name="表格4.A2" office:value-type="string">
            <text:p text:style-name="P39">还原</text:p>
          </table:table-cell>
          <table:table-cell table:style-name="表格4.B2" office:value-type="string">
            <text:p text:style-name="P39">将文件从用户的云端的回收站移动至</text:p>
          </table:table-cell>
        </table:table-row>
        <table:table-row>
          <table:table-cell table:style-name="表格4.A2" office:value-type="string">
            <text:p text:style-name="P39">移动</text:p>
          </table:table-cell>
          <table:table-cell table:style-name="表格4.B2" office:value-type="string">
            <text:p text:style-name="P39">将文件或目录从一个路径转移至另一条路径</text:p>
          </table:table-cell>
        </table:table-row>
        <table:table-row>
          <table:table-cell table:style-name="表格4.A2" office:value-type="string">
            <text:p text:style-name="P44">导入</text:p>
          </table:table-cell>
          <table:table-cell table:style-name="表格4.B2" office:value-type="string">
            <text:p text:style-name="P39">将群文件保存为个人文件或将个人文件保存为群文件</text:p>
          </table:table-cell>
        </table:table-row>
      </table:table>
      <text:p text:style-name="P8"/>
      <text:p text:style-name="P38"><office:annotation><dc:date>2017-12-02T16:21:26.985218638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06:51.054533385</meta:creation-date>
    <dc:date>2018-03-02T22:01:11.999698097</dc:date>
    <meta:editing-duration>PT3H54M21S</meta:editing-duration>
    <meta:editing-cycles>16</meta:editing-cycles>
    <meta:generator>LibreOffice/5.3.3.2$Linux_X86_64 LibreOffice_project/3d9a8b4b4e538a85e0782bd6c2d430bafe583448</meta:generator>
    <meta:document-statistic meta:table-count="5" meta:image-count="0" meta:object-count="0" meta:page-count="9" meta:paragraph-count="324" meta:word-count="4159" meta:character-count="7087" meta:non-whitespace-character-count="4591"/>
  </office:meta>
</office:document-meta>
</file>